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5002"/>
    <style:style style:name="ce8" style:family="table-cell" style:parent-style-name="Default" style:data-style-name="N5002">
      <style:table-cell-properties fo:border="none"/>
    </style:style>
    <style:style style:name="ce9" style:family="table-cell" style:parent-style-name="Default" style:data-style-name="N5002">
      <style:table-cell-properties fo:border-bottom="0.002cm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 style:data-style-name="N5002">
      <style:table-cell-properties fo:border-bottom="none" fo:border-left="none" fo:border-right="0.002cm solid #000000" fo:border-top="none"/>
    </style:style>
    <style:style style:name="ce13" style:family="table-cell" style:parent-style-name="Default" style:data-style-name="N5002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3" table:default-cell-style-name="Default"/>
        <table:table-column table:style-name="co1" table:default-cell-style-name="ce11"/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>
            <text:p>WS : write smal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>
            <text:p>WB : write big</text:p>
          </table:table-cell>
          <table:table-cell/>
          <table:table-cell table:style-name="ce1" office:value-type="string">
            <text:p>GlusterFS WS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office:value-type="string">
            <text:p>RS : read small</text:p>
          </table:table-cell>
          <table:table-cell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B : read big</text:p>
          </table:table-cell>
          <table:table-cell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38.5547428652195">
            <text:p>38.55</text:p>
          </table:table-cell>
          <table:table-cell table:style-name="ce9" office:value-type="float" office:value="209.478302814662">
            <text:p>209.48</text:p>
          </table:table-cell>
          <table:table-cell table:style-name="ce9" office:value-type="float" office:value="804.683763480763">
            <text:p>804.68</text:p>
          </table:table-cell>
          <table:table-cell table:style-name="ce13" office:value-type="float" office:value="1957.50681796764">
            <text:p>1957.51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GlusterFS WB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254.008625227862">
            <text:p>254.01</text:p>
          </table:table-cell>
          <table:table-cell table:style-name="ce9" office:value-type="float" office:value="1533.94746419434">
            <text:p>1533.95</text:p>
          </table:table-cell>
          <table:table-cell table:style-name="ce9" office:value-type="float" office:value="5249.85853457435">
            <text:p>5249.86</text:p>
          </table:table-cell>
          <table:table-cell table:style-name="ce13" office:value-type="float" office:value="11407.2970209451">
            <text:p>11407.30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GlusterFS RS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42.8242666433741">
            <text:p>42.82</text:p>
          </table:table-cell>
          <table:table-cell table:style-name="ce9" office:value-type="float" office:value="200.148084511797">
            <text:p>200.15</text:p>
          </table:table-cell>
          <table:table-cell table:style-name="ce9" office:value-type="float" office:value="802.951912735387">
            <text:p>802.95</text:p>
          </table:table-cell>
          <table:table-cell table:style-name="ce13" office:value-type="float" office:value="1756.84347382897">
            <text:p>1756.8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GlusterFS RB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287.222805714875">
            <text:p>287.22</text:p>
          </table:table-cell>
          <table:table-cell table:style-name="ce9" office:value-type="float" office:value="1461.57872549575">
            <text:p>1461.58</text:p>
          </table:table-cell>
          <table:table-cell table:style-name="ce9" office:value-type="float" office:value="4914.09087601418">
            <text:p>4914.09</text:p>
          </table:table-cell>
          <table:table-cell table:style-name="ce13" office:value-type="float" office:value="11139.0730654389">
            <text:p>11139.07</text:p>
          </table:table-cell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3"/>
          <table:table-cell table:style-name="ce5"/>
        </table:table-row>
        <table:table-row table:style-name="ro1">
          <table:table-cell table:number-columns-repeated="2"/>
          <table:table-cell table:style-name="ce1" office:value-type="string">
            <text:p>MooseFS WS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office:value-type="float" office:value="4.36828207348871">
            <text:p>4.37</text:p>
          </table:table-cell>
          <table:table-cell table:style-name="ce8" office:value-type="float" office:value="13.9340150093952">
            <text:p>13.93</text:p>
          </table:table-cell>
          <table:table-cell table:style-name="ce8" office:value-type="float" office:value="17.9293435898686">
            <text:p>17.93</text:p>
          </table:table-cell>
          <table:table-cell table:style-name="ce12" office:value-type="float" office:value="17.7979032289463">
            <text:p>17.80</text:p>
          </table:table-cell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4.17340717667637">
            <text:p>4.17</text:p>
          </table:table-cell>
          <table:table-cell table:style-name="ce9" office:value-type="float" office:value="18.011401946913">
            <text:p>18.01</text:p>
          </table:table-cell>
          <table:table-cell table:style-name="ce9" office:value-type="float" office:value="34.3509918658859">
            <text:p>34.35</text:p>
          </table:table-cell>
          <table:table-cell table:style-name="ce13" office:value-type="float" office:value="36.2164982099727">
            <text:p>36.22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MooseFS <text:s/>WB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office:value-type="float" office:value="79.8253164641714">
            <text:p>79.83</text:p>
          </table:table-cell>
          <table:table-cell table:style-name="ce8" office:value-type="float" office:value="308.100540137507">
            <text:p>308.10</text:p>
          </table:table-cell>
          <table:table-cell table:style-name="ce8" office:value-type="float" office:value="573.012451079947">
            <text:p>573.01</text:p>
          </table:table-cell>
          <table:table-cell table:style-name="ce12" office:value-type="float" office:value="545.861869788718">
            <text:p>545.86</text:p>
          </table:table-cell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92.3340052363227">
            <text:p>92.33</text:p>
          </table:table-cell>
          <table:table-cell table:style-name="ce9" office:value-type="float" office:value="385.986123773754">
            <text:p>385.99</text:p>
          </table:table-cell>
          <table:table-cell table:style-name="ce9" office:value-type="float" office:value="1295.74127837851">
            <text:p>1295.74</text:p>
          </table:table-cell>
          <table:table-cell table:style-name="ce13" office:value-type="float" office:value="1631.77500941878">
            <text:p>1631.78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MooseFS <text:s/>RS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office:value-type="float" office:value="35.0331633871408">
            <text:p>35.03</text:p>
          </table:table-cell>
          <table:table-cell table:style-name="ce8" office:value-type="float" office:value="172.099316323789">
            <text:p>172.10</text:p>
          </table:table-cell>
          <table:table-cell table:style-name="ce8" office:value-type="float" office:value="569.373968566872">
            <text:p>569.37</text:p>
          </table:table-cell>
          <table:table-cell table:style-name="ce12" office:value-type="float" office:value="853.359580464914">
            <text:p>853.36</text:p>
          </table:table-cell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31.974204893642">
            <text:p>31.97</text:p>
          </table:table-cell>
          <table:table-cell table:style-name="ce9" office:value-type="float" office:value="163.316975268696">
            <text:p>163.32</text:p>
          </table:table-cell>
          <table:table-cell table:style-name="ce9" office:value-type="float" office:value="567.773384217998">
            <text:p>567.77</text:p>
          </table:table-cell>
          <table:table-cell table:style-name="ce13" office:value-type="float" office:value="823.544756012573">
            <text:p>823.5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ooseFS <text:s/>RB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office:value-type="float" office:value="1779.99370405348">
            <text:p>1779.99</text:p>
          </table:table-cell>
          <table:table-cell table:style-name="ce8" office:value-type="float" office:value="8525.0310542825">
            <text:p>8525.03</text:p>
          </table:table-cell>
          <table:table-cell table:style-name="ce8" office:value-type="float" office:value="31322.1065236739">
            <text:p>31322.11</text:p>
          </table:table-cell>
          <table:table-cell table:style-name="ce12" office:value-type="float" office:value="64509.8780226422">
            <text:p>64509.88</text:p>
          </table:table-cell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office:value-type="float" office:value="1755.6105626572">
            <text:p>1755.61</text:p>
          </table:table-cell>
          <table:table-cell table:style-name="ce9" office:value-type="float" office:value="8468.73862598295">
            <text:p>8468.74</text:p>
          </table:table-cell>
          <table:table-cell table:style-name="ce9" office:value-type="float" office:value="29746.9095030545">
            <text:p>29746.91</text:p>
          </table:table-cell>
          <table:table-cell table:style-name="ce13" office:value-type="float" office:value="57816.3537578938">
            <text:p>57816.3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1" office:value-type="string">
            <text:p>CephFS WS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table:number-columns-repeated="3"/>
          <table:table-cell table:style-name="ce13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CephFS <text:s/>WB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table:number-columns-repeated="3"/>
          <table:table-cell table:style-name="ce13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CephFS RS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table:number-columns-repeated="3"/>
          <table:table-cell table:style-name="ce1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CephFS <text:s/>RB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8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4" office:value-type="float" office:value="50">
            <text:p>50</text:p>
          </table:table-cell>
          <table:table-cell table:style-name="ce9" table:number-columns-repeated="3"/>
          <table:table-cell table:style-name="ce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1" office:value-type="string">
            <text:p>NFS WS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9" office:value-type="float" office:value="1.75958843175153">
            <text:p>1.76</text:p>
          </table:table-cell>
          <table:table-cell table:style-name="ce9" office:value-type="float" office:value="1.16939132036797">
            <text:p>1.17</text:p>
          </table:table-cell>
          <table:table-cell table:style-name="ce9" office:value-type="float" office:value="1.31241115490212">
            <text:p>1.31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NFS <text:s/>WB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9" office:value-type="float" office:value="35.1138578255422">
            <text:p>35.11</text:p>
          </table:table-cell>
          <table:table-cell table:style-name="ce9" office:value-type="float" office:value="37.8319726388744">
            <text:p>37.83</text:p>
          </table:table-cell>
          <table:table-cell table:style-name="ce9" office:value-type="float" office:value="8.54349243833566">
            <text:p>8.54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NFS RS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9" office:value-type="float" office:value="71.531377783937">
            <text:p>71.53</text:p>
          </table:table-cell>
          <table:table-cell table:style-name="ce9" office:value-type="float" office:value="145.779666481688">
            <text:p>145.78</text:p>
          </table:table-cell>
          <table:table-cell table:style-name="ce9" office:value-type="float" office:value="527.967158899597">
            <text:p>527.97</text:p>
          </table:table-cell>
          <table:table-cell table:style-name="ce1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NFS <text:s/>RB</text:p>
          </table:table-cell>
          <table:table-cell table:style-name="ce6" table:number-columns-repeated="3"/>
          <table:table-cell table:style-name="ce10"/>
        </table:table-row>
        <table:table-row table:style-name="ro1"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9" office:value-type="float" office:value="1675.29092930174">
            <text:p>1675.29</text:p>
          </table:table-cell>
          <table:table-cell table:style-name="ce9" office:value-type="float" office:value="1172.54914547622">
            <text:p>1172.55</text:p>
          </table:table-cell>
          <table:table-cell table:style-name="ce9" office:value-type="float" office:value="329.874866323465">
            <text:p>329.87</text:p>
          </table:table-cell>
          <table:table-cell table:style-name="ce1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16" number:language="en" number:country="US">
      <number:number number:decimal-places="2" number:min-integer-digits="3"/>
    </number:number-style>
    <number:number-style style:name="N5117" number:language="en" number:country="US">
      <number:number number:decimal-places="2" number:min-integer-digits="7"/>
    </number:number-style>
    <number:number-style style:name="N5118" number:language="en" number:country="US">
      <number:number number:decimal-places="3" number:min-integer-digits="1"/>
    </number:number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6">26/03/2011</text:date>, <text:time>16:3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6T15:54:06</meta:creation-date>
    <dc:date>2011-03-26T16:31:19</dc:date>
    <meta:editing-duration>PT31M17S</meta:editing-duration>
    <meta:editing-cycles>29</meta:editing-cycles>
    <meta:generator>OpenOffice.org/3.3$Unix OpenOffice.org_project/330m20$Build-9567</meta:generator>
    <meta:document-statistic meta:table-count="3" meta:cell-count="184" meta:object-count="0"/>
  </office:meta>
</office:document-meta>
</file>